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13.981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81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6.239cm"/>
    </style:style>
    <style:style style:name="co11" style:family="table-column">
      <style:table-column-properties fo:break-before="auto" style:column-width="9.96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91cm" fo:break-before="auto" style:use-optimal-row-height="false"/>
    </style:style>
    <style:style style:name="ro2" style:family="table-row">
      <style:table-row-properties style:row-height="8.1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Anag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2" office:value-type="string" calcext:value-type="string">
            <text:p>mutant_id</text:p>
          </table:table-cell>
          <table:table-cell table:style-name="ce2" office:value-type="string" calcext:value-type="string">
            <text:p>operator_id</text:p>
          </table:table-cell>
          <table:table-cell table:style-name="ce2" office:value-type="string" calcext:value-type="string">
            <text:p>mutator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equivalent_candidate</text:p>
          </table:table-cell>
          <table:table-cell table:style-name="ce2" office:value-type="string" calcext:value-type="string">
            <text:p>total_survived_suites</text:p>
          </table:table-cell>
          <table:table-cell table:style-name="ce2" office:value-type="string" calcext:value-type="string">
            <text:p>total_killed_suites</text:p>
          </table:table-cell>
          <table:table-cell table:style-name="ce2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2" office:value-type="string" calcext:value-type="string">
            <text:p>survived_in_suites</text:p>
          </table:table-cell>
          <table:table-cell table:style-name="ce2" office:value-type="string" calcext:value-type="string">
            <text:p>no_coverage_suites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1</text:p>
          </table:table-cell>
          <table:table-cell table:style-name="ce1" office:value-type="string" calcext:value-type="string">
            <text:p>OP01</text:p>
          </table:table-cell>
          <table:table-cell table:style-name="ce1" office:value-type="string" calcext:value-type="string">
            <text:p>org.pitest.mutationtest.engine.gregor.mutators.ConditionalsBoundary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2</text:p>
          </table:table-cell>
          <table:table-cell table:style-name="ce1" office:value-type="string" calcext:value-type="string">
            <text:p>OP02</text:p>
          </table:table-cell>
          <table:table-cell table:style-name="ce1" office:value-type="string" calcext:value-type="string">
            <text:p>org.pitest.mutationtest.engine.gregor.mutators.Math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3</text:p>
          </table:table-cell>
          <table:table-cell table:style-name="ce1" office:value-type="string" calcext:value-type="string">
            <text:p>OP02</text:p>
          </table:table-cell>
          <table:table-cell table:style-name="ce1" office:value-type="string" calcext:value-type="string">
            <text:p>org.pitest.mutationtest.engine.gregor.mutators.Math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4</text:p>
          </table:table-cell>
          <table:table-cell table:style-name="ce1" office:value-type="string" calcext:value-type="string">
            <text:p>OP02</text:p>
          </table:table-cell>
          <table:table-cell table:style-name="ce1" office:value-type="string" calcext:value-type="string">
            <text:p>org.pitest.mutationtest.engine.gregor.mutators.Math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5</text:p>
          </table:table-cell>
          <table:table-cell table:style-name="ce1" office:value-type="string" calcext:value-type="string">
            <text:p>OP02</text:p>
          </table:table-cell>
          <table:table-cell table:style-name="ce1" office:value-type="string" calcext:value-type="string">
            <text:p>org.pitest.mutationtest.engine.gregor.mutators.Math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6</text:p>
          </table:table-cell>
          <table:table-cell table:style-name="ce1" office:value-type="string" calcext:value-type="string">
            <text:p>OP03</text:p>
          </table:table-cell>
          <table:table-cell table:style-name="ce1" office:value-type="string" calcext:value-type="string">
            <text:p>org.pitest.mutationtest.engine.gregor.mutators.NegateConditionals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7</text:p>
          </table:table-cell>
          <table:table-cell table:style-name="ce1" office:value-type="string" calcext:value-type="string">
            <text:p>OP03</text:p>
          </table:table-cell>
          <table:table-cell table:style-name="ce1" office:value-type="string" calcext:value-type="string">
            <text:p>org.pitest.mutationtest.engine.gregor.mutators.NegateConditionals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8</text:p>
          </table:table-cell>
          <table:table-cell table:style-name="ce1" office:value-type="string" calcext:value-type="string">
            <text:p>OP03</text:p>
          </table:table-cell>
          <table:table-cell table:style-name="ce1" office:value-type="string" calcext:value-type="string">
            <text:p>org.pitest.mutationtest.engine.gregor.mutators.NegateConditionals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09</text:p>
          </table:table-cell>
          <table:table-cell table:style-name="ce1" office:value-type="string" calcext:value-type="string">
            <text:p>OP04</text:p>
          </table:table-cell>
          <table:table-cell table:style-name="ce1" office:value-type="string" calcext:value-type="string">
            <text:p>org.pitest.mutationtest.engine.gregor.mutators.returns.BooleanFalseReturnVals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10</text:p>
          </table:table-cell>
          <table:table-cell table:style-name="ce1" office:value-type="string" calcext:value-type="string">
            <text:p>OP05</text:p>
          </table:table-cell>
          <table:table-cell table:style-name="ce1" office:value-type="string" calcext:value-type="string">
            <text:p>org.pitest.mutationtest.engine.gregor.mutators.returns.BooleanTrueReturnVals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Anagrams</text:p>
          </table:table-cell>
          <table:table-cell table:style-name="ce1" office:value-type="string" calcext:value-type="string">
            <text:p>M011</text:p>
          </table:table-cell>
          <table:table-cell table:style-name="ce1" office:value-type="string" calcext:value-type="string">
            <text:p>OP05</text:p>
          </table:table-cell>
          <table:table-cell table:style-name="ce1" office:value-type="string" calcext:value-type="string">
            <text:p>org.pitest.mutationtest.engine.gregor.mutators.returns.BooleanTrueReturnValsMutator</text:p>
          </table:table-cell>
          <table:table-cell table:style-name="ce1" office:value-type="string" calcext:value-type="string">
            <text:p>approach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AnagramsGrok_COC1Test, AnagramsGrok_COC2Test, AnagramsGrok_COC3Test, AnagramsGrok_COC4Test, AnagramsGrok_COC5Test, AnagramsGrok_FS3Test, AnagramsGrok_FS5Test, AnagramsGrok_OS2Test, AnagramsGrok_OS3Test, AnagramsGrok_POT1Test, AnagramsGrok_POT2Test, AnagramsGrok_POT3Test, AnagramsGrok_POT4Test, AnagramsGrok_POT5Test, AnagramsGrok_ZS1Test, AnagramsGrok_ZS2Test, AnagramsGrok_ZS3Test, AnagramsGrok_ZS4Test, AnagramsGrok_ZS5Test, AnagramsLlama_COC1Test, AnagramsLlama_COC2Test, AnagramsLlama_COC3Test, AnagramsLlama_COC4Test, AnagramsLlama_COC5Test, AnagramsLlama_FS2Test, AnagramsLlama_OS4Test, AnagramsLlama_POT1Test, AnagramsLlama_POT2Test, AnagramsLlama_POT3Test, AnagramsLlama_POT4Test, AnagramsLlama_POT5Test, AnagramsQwen_COC1Test, AnagramsQwen_COC2Test, AnagramsQwen_COC3Test, AnagramsQwen_COC5Test, AnagramsQwen_FS5Test, AnagramsQwen_OS1Test, AnagramsQwen_OS4Test, AnagramsQwen_OS5Test, AnagramsQwen_POT2Test, AnagramsQwen_POT4Test, AnagramsQwen_POT5Test, AnagramsQwen_ZS1Test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3" table:number-rows-repeated="104856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08:32:36.185374696</dc:date>
    <meta:editing-duration>PT1M25S</meta:editing-duration>
    <meta:editing-cycles>1</meta:editing-cycles>
    <meta:document-statistic meta:table-count="1" meta:cell-count="156" meta:object-count="0"/>
    <meta:generator>LibreOffice/24.2.7.2$Linux_X86_64 LibreOffice_project/420$Build-2</meta:generator>
  </office:meta>
</office:document-meta>
</file>